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198cm" fo:margin-left="-0.076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leau2.A" style:family="table-column">
      <style:table-column-properties style:column-width="2.424cm"/>
    </style:style>
    <style:style style:name="Tableau2.B" style:family="table-column">
      <style:table-column-properties style:column-width="2.773cm"/>
    </style:style>
    <style:style style:name="Tableau2.C" style:family="table-column">
      <style:table-column-properties style:column-width="3.318cm"/>
    </style:style>
    <style:style style:name="Tableau2.D" style:family="table-column">
      <style:table-column-properties style:column-width="3.08cm"/>
    </style:style>
    <style:style style:name="Tableau2.E" style:family="table-column">
      <style:table-column-properties style:column-width="3.295cm"/>
    </style:style>
    <style:style style:name="Tableau2.F" style:family="table-column">
      <style:table-column-properties style:column-width="2.30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.113cm" fo:margin-left="-0.101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leau3.A" style:family="table-column">
      <style:table-column-properties style:column-width="2.334cm"/>
    </style:style>
    <style:style style:name="Tableau3.B" style:family="table-column">
      <style:table-column-properties style:column-width="2.237cm"/>
    </style:style>
    <style:style style:name="Tableau3.C" style:family="table-column">
      <style:table-column-properties style:column-width="1.732cm"/>
    </style:style>
    <style:style style:name="Tableau3.D" style:family="table-column">
      <style:table-column-properties style:column-width="1.9cm"/>
    </style:style>
    <style:style style:name="Tableau3.E" style:family="table-column">
      <style:table-column-properties style:column-width="2.189cm"/>
    </style:style>
    <style:style style:name="Tableau3.F" style:family="table-column">
      <style:table-column-properties style:column-width="2.813cm"/>
    </style:style>
    <style:style style:name="Tableau3.G" style:family="table-column">
      <style:table-column-properties style:column-width="1.685cm"/>
    </style:style>
    <style:style style:name="Tableau3.H" style:family="table-column">
      <style:table-column-properties style:column-width="3.224cm"/>
    </style:style>
    <style:style style:name="Tableau3.1" style:family="table-row">
      <style:table-row-properties style:min-row-height="3.896cm" fo:keep-together="auto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paragraph-rsid="00122179"/>
    </style:style>
    <style:style style:name="P2" style:family="paragraph" style:parent-style-name="Standard">
      <style:paragraph-properties fo:text-align="justify" style:justify-single-word="false"/>
      <style:text-properties officeooo:paragraph-rsid="001f7a61"/>
    </style:style>
    <style:style style:name="P3" style:family="paragraph" style:parent-style-name="Standard">
      <style:paragraph-properties fo:text-align="justify" style:justify-single-word="false"/>
      <style:text-properties officeooo:paragraph-rsid="00149762"/>
    </style:style>
    <style:style style:name="P4" style:family="paragraph" style:parent-style-name="Standard">
      <style:paragraph-properties fo:text-align="justify" style:justify-single-word="false"/>
      <style:text-properties style:font-name="Abyssinica SIL1" fo:font-size="14pt" fo:font-weight="bold" officeooo:paragraph-rsid="0012217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byssinica SIL1" fo:font-size="14pt" fo:font-weight="bold" officeooo:rsid="001f6af7" officeooo:paragraph-rsid="001f6af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byssinica SIL1" fo:font-size="14pt" fo:font-weight="bold" officeooo:rsid="00355fbf" officeooo:paragraph-rsid="00355fb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byssinica SIL1" fo:font-size="14pt" fo:font-weight="bold" officeooo:rsid="00348ed7" officeooo:paragraph-rsid="00348ed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byssinica SIL1" fo:font-size="14pt" officeooo:paragraph-rsid="0012217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byssinica SIL1" fo:font-size="14pt" officeooo:paragraph-rsid="00122179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byssinica SIL1" fo:font-size="14pt" officeooo:paragraph-rsid="001f6af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byssinica SIL1" fo:font-size="14pt" officeooo:paragraph-rsid="002eb79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byssinica SIL1" fo:font-size="14pt" officeooo:paragraph-rsid="0036a007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byssinica SIL1" fo:font-size="14pt" officeooo:paragraph-rsid="001f7a61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byssinica SIL1" fo:font-size="14pt" officeooo:paragraph-rsid="00220f4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byssinica SIL1" fo:font-size="14pt" officeooo:paragraph-rsid="002663f0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byssinica SIL1" fo:font-size="14pt" officeooo:paragraph-rsid="002a3c0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Abyssinica SIL1" fo:font-size="14pt" officeooo:rsid="0036a007" officeooo:paragraph-rsid="0036a007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Abyssinica SIL1" fo:font-size="14pt" officeooo:rsid="0024e4c7" officeooo:paragraph-rsid="0024e4c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Abyssinica SIL1" fo:font-size="14pt" fo:font-weight="normal" officeooo:paragraph-rsid="0012217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byssinica SIL1" fo:font-size="18pt" style:text-underline-style="solid" style:text-underline-width="auto" style:text-underline-color="font-color" fo:font-weight="bold" officeooo:paragraph-rsid="00122179" style:font-name-asian="Times New Roman" style:font-size-asian="18pt" style:font-weight-asian="bold" style:font-name-complex="Times New Roman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55fbf" officeooo:paragraph-rsid="00355fb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21e43d" officeooo:paragraph-rsid="0021e43d"/>
    </style:style>
    <style:style style:name="P23" style:family="paragraph" style:parent-style-name="Standard">
      <style:paragraph-properties fo:text-align="justify" style:justify-single-word="false"/>
      <style:text-properties officeooo:rsid="003ca7ba" officeooo:paragraph-rsid="003ca7ba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byssinica SIL1" fo:font-size="14pt" fo:language="fr" fo:country="FR" fo:font-weight="bold" officeooo:paragraph-rsid="00122179" style:letter-kerning="false" style:font-name-asian="Calibri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paragraph-rsid="001f7a61" style:letter-kerning="true" style:font-size-asian="14pt" style:font-style-asian="normal" style:font-weight-asian="normal" style:font-size-complex="14pt" style:text-emphasize="none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paragraph-rsid="00149762" style:letter-kerning="true" style:font-size-asian="14pt" style:font-style-asian="normal" style:font-weight-asian="normal" style:font-size-complex="14pt" style:text-emphasize="none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1e43d" officeooo:paragraph-rsid="0021e43d" style:letter-kerning="true" style:font-size-asian="14pt" style:font-style-asian="normal" style:font-weight-asian="normal" style:font-size-complex="14pt" style:text-emphasize="none"/>
    </style:style>
    <style:style style:name="P2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383b4" officeooo:paragraph-rsid="0021e43d" style:letter-kerning="true" style:font-size-asian="14pt" style:font-style-asian="normal" style:font-weight-asian="normal" style:font-size-complex="14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6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22179"/>
    </style:style>
    <style:style style:name="P3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byssinica SIL1" fo:font-size="14pt" officeooo:paragraph-rsid="00180190" style:font-size-asian="14pt" style:font-size-complex="14pt"/>
    </style:style>
    <style:style style:name="P3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byssinica SIL" fo:font-size="15pt" style:text-underline-style="solid" style:text-underline-width="auto" style:text-underline-color="font-color" fo:font-weight="bold" officeooo:rsid="0021e43d" officeooo:paragraph-rsid="0021e43d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6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2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c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0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0e" officeooo:paragraph-rsid="00205b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BrightBlue_7e_LT_7e_Gliederung_20_1">
      <style:paragraph-properties fo:margin-top="0cm" fo:margin-bottom="0.353cm" loext:contextual-spacing="false"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32794f" officeooo:paragraph-rsid="0032794f" style:letter-kerning="true" style:font-size-asian="14pt" style:font-style-asian="normal" style:font-weight-asian="normal" style:font-size-complex="14pt" style:text-emphasize="none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80190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20f43" officeooo:paragraph-rsid="00220f43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83b4" officeooo:paragraph-rsid="002383b4"/>
    </style:style>
    <style:style style:name="P42" style:family="paragraph" style:parent-style-name="BrightBlue_7e_LT_7e_Gliederung_20_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a1914"/>
    </style:style>
    <style:style style:name="P43" style:family="paragraph" style:parent-style-name="BrightBlue_7e_LT_7e_Gliederung_20_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180190" officeooo:paragraph-rsid="001a1914" style:letter-kerning="true" style:font-size-asian="14pt" style:font-style-asian="normal" style:font-weight-asian="normal" style:text-emphasize="none"/>
    </style:style>
    <style:style style:name="P44" style:family="paragraph" style:parent-style-name="BrightBlue_7e_LT_7e_Gliederung_20_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byssinica SIL1" fo:font-size="14pt" officeooo:paragraph-rsid="001a1914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180190" officeooo:paragraph-rsid="001a1914" style:letter-kerning="true" style:font-size-asian="14pt" style:font-style-asian="normal" style:font-weight-asian="normal" style:font-size-complex="14pt" style:text-emphasize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383b4" officeooo:paragraph-rsid="002383b4" style:letter-kerning="true" style:font-size-asian="14pt" style:font-style-asian="normal" style:font-weight-asian="normal" style:font-size-complex="14pt" style:text-emphasize="none"/>
    </style:style>
    <style:style style:name="P47" style:family="paragraph" style:parent-style-name="BrightBlue_7e_LT_7e_Gliederung_20_1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cbc80" officeooo:paragraph-rsid="002cc558" style:letter-kerning="true" style:font-size-asian="14pt" style:font-style-asian="normal" style:font-weight-asian="normal" style:text-emphasize="none"/>
    </style:style>
    <style:style style:name="P48" style:family="paragraph" style:parent-style-name="BrightBlue_7e_LT_7e_Gliederung_20_1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bold" officeooo:rsid="002cbc80" officeooo:paragraph-rsid="002cc558" style:letter-kerning="true" style:font-size-asian="14pt" style:font-style-asian="normal" style:font-weight-asian="bold" style:font-weight-complex="bold" style:text-emphasize="none"/>
    </style:style>
    <style:style style:name="P49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180190" officeooo:paragraph-rsid="00205b0e" style:letter-kerning="true" style:font-size-asian="14pt" style:font-style-asian="normal" style:font-weight-asian="normal" style:font-size-complex="14pt" style:text-emphasize="none"/>
    </style:style>
    <style:style style:name="P50" style:family="paragraph" style:parent-style-name="BrightBlue_7e_LT_7e_Gliederung_20_1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cbc80" officeooo:paragraph-rsid="002cc558" style:letter-kerning="true" style:font-size-asian="14pt" style:font-style-asian="normal" style:font-weight-asian="normal" style:text-emphasize="none"/>
    </style:style>
    <style:style style:name="P51" style:family="paragraph" style:parent-style-name="BrightBlue_7e_LT_7e_Gliederung_20_1">
      <style:paragraph-properties fo:text-align="start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9497c" officeooo:paragraph-rsid="0029497c" style:letter-kerning="true" style:font-size-asian="14pt" style:font-style-asian="normal" style:font-weight-asian="normal" style:text-emphasize="none"/>
    </style:style>
    <style:style style:name="P52" style:family="paragraph" style:parent-style-name="Standard" style:master-page-name="Standard">
      <style:paragraph-properties fo:text-align="justify" style:justify-single-word="false" style:page-number="auto"/>
      <style:text-properties fo:font-size="18pt" style:text-underline-style="solid" style:text-underline-width="auto" style:text-underline-color="font-color" fo:font-weight="bold" officeooo:paragraph-rsid="00122179" style:font-name-asian="Times New Roman" style:font-size-asian="18pt" style:font-weight-asian="bold" style:font-name-complex="Times New Roman" style:font-size-complex="18pt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fo:color="#00a65d" style:font-name="Abyssinica SIL1" fo:font-size="16pt" fo:font-weight="bold" officeooo:paragraph-rsid="00122179" style:font-size-asian="16pt" style:font-weight-asian="bold" style:font-size-complex="16pt" style:font-weight-complex="bold"/>
    </style:style>
    <style:style style:name="P54" style:family="paragraph" style:parent-style-name="Standard" style:list-style-name="WWNum4">
      <style:paragraph-properties fo:text-align="justify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cbc80" officeooo:paragraph-rsid="0021e43d" style:letter-kerning="true" style:font-size-asian="14pt" style:font-style-asian="normal" style:font-weight-asian="normal" style:text-emphasize="none"/>
    </style:style>
    <style:style style:name="P55" style:family="paragraph" style:parent-style-name="Standard" style:list-style-name="WWNum2">
      <style:paragraph-properties fo:text-align="justify" style:justify-single-word="false"/>
      <style:text-properties style:font-name="Abyssinica SIL1" fo:font-size="14pt" officeooo:paragraph-rsid="00220f43" style:font-size-asian="14pt" style:font-size-complex="14pt"/>
    </style:style>
    <style:style style:name="P56" style:family="paragraph" style:parent-style-name="Standard" style:list-style-name="WWNum3">
      <style:paragraph-properties fo:text-align="justify" style:justify-single-word="false"/>
      <style:text-properties style:font-name="Abyssinica SIL1" fo:font-size="14pt" officeooo:paragraph-rsid="00220f43" style:font-size-asian="14pt" style:font-size-complex="14pt"/>
    </style:style>
    <style:style style:name="P57" style:family="paragraph" style:parent-style-name="Standard" style:list-style-name="WWNum3">
      <style:paragraph-properties fo:margin-top="0cm" fo:margin-bottom="0.353cm" loext:contextual-spacing="false" fo:text-align="justify" style:justify-single-word="false"/>
      <style:text-properties style:font-name="Abyssinica SIL1" fo:font-size="14pt" officeooo:rsid="0021e43d" officeooo:paragraph-rsid="00220f43" style:font-size-asian="14pt" style:font-size-complex="14pt"/>
    </style:style>
    <style:style style:name="P58" style:family="paragraph" style:parent-style-name="BrightBlue_7e_LT_7e_Gliederung_20_1" style:list-style-name="WWNum4">
      <style:paragraph-properties fo:text-align="start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a2188" officeooo:paragraph-rsid="002a2188" style:letter-kerning="true" style:font-size-asian="14pt" style:font-style-asian="normal" style:font-weight-asian="normal" style:text-emphasize="none"/>
    </style:style>
    <style:style style:name="P59" style:family="paragraph" style:parent-style-name="BrightBlue_7e_LT_7e_Gliederung_20_1" style:list-style-name="WWNum4">
      <style:paragraph-properties fo:text-align="start" style:justify-single-word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9497c" officeooo:paragraph-rsid="0029497c" style:letter-kerning="true" style:font-size-asian="14pt" style:font-style-asian="normal" style:font-weight-asian="normal" style:text-emphasize="none"/>
    </style:style>
    <style:style style:name="P60" style:family="paragraph" style:parent-style-name="BrightBlue_7e_LT_7e_Gliederung_20_1" style:list-style-name="WWNum4">
      <style:paragraph-properties fo:text-align="start" style:justify-single-word="false"/>
      <style:text-properties officeooo:rsid="0028ed00" officeooo:paragraph-rsid="0029497c"/>
    </style:style>
    <style:style style:name="P61" style:family="paragraph" style:parent-style-name="BrightBlue_7e_LT_7e_Gliederung_20_1" style:list-style-name="WWNum4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cbc80" officeooo:paragraph-rsid="002cc558" style:letter-kerning="true" style:font-size-asian="14pt" style:font-style-asian="normal" style:font-weight-asian="normal" style:text-emphasize="none"/>
    </style:style>
    <style:style style:name="P62" style:family="paragraph" style:parent-style-name="BrightBlue_7e_LT_7e_Gliederung_20_1" style:list-style-name="WWNum4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b560f" officeooo:paragraph-rsid="002cc558" style:letter-kerning="true" style:font-size-asian="14pt" style:font-style-asian="normal" style:font-weight-asian="normal" style:text-emphasize="none"/>
    </style:style>
    <style:style style:name="P63" style:family="paragraph" style:parent-style-name="BrightBlue_7e_LT_7e_Gliederung_20_1" style:list-style-name="WWNum4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33837d" officeooo:paragraph-rsid="0033837d" style:letter-kerning="true" style:font-size-asian="14pt" style:font-style-asian="normal" style:font-weight-asian="normal" style:font-size-complex="14pt" style:text-emphasize="none"/>
    </style:style>
    <style:style style:name="P64" style:family="paragraph" style:parent-style-name="BrightBlue_7e_LT_7e_Gliederung_20_1" style:list-style-name="WWNum4">
      <style:paragraph-properties fo:margin-left="1.27cm" fo:margin-right="0cm" fo:text-align="justify" style:justify-single-word="false" fo:text-indent="-0.635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b560f" officeooo:paragraph-rsid="002cbc80" style:letter-kerning="true" style:font-size-asian="14pt" style:font-style-asian="normal" style:font-weight-asian="normal" style:text-emphasize="none"/>
    </style:style>
    <style:style style:name="P65" style:family="paragraph" style:parent-style-name="BrightBlue_7e_LT_7e_Gliederung_20_1" style:list-style-name="WWNum4">
      <style:paragraph-properties fo:margin-left="1.27cm" fo:margin-right="0cm" fo:text-align="justify" style:justify-single-word="false" fo:text-indent="-0.635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cbc80" officeooo:paragraph-rsid="002cbc80" style:letter-kerning="true" style:font-size-asian="14pt" style:font-style-asian="normal" style:font-weight-asian="normal" style:font-size-complex="14pt" style:text-emphasize="none"/>
    </style:style>
    <style:style style:name="P66" style:family="paragraph" style:parent-style-name="BrightBlue_7e_LT_7e_Gliederung_20_1" style:list-style-name="WWNum4">
      <style:paragraph-properties fo:margin-left="1.27cm" fo:margin-right="0cm" fo:text-align="start" style:justify-single-word="false" fo:text-indent="-0.635cm" style:auto-text-indent="false"/>
      <style:text-properties fo:color="#00a65d" style:font-name="Abyssinica SIL1" fo:font-size="16pt" fo:font-weight="bold" officeooo:paragraph-rsid="00122179" style:font-size-asian="16pt" style:font-weight-asian="bold" style:font-size-complex="16pt" style:font-weight-complex="bold"/>
    </style:style>
    <style:style style:name="P67" style:family="paragraph" style:parent-style-name="BrightBlue_7e_LT_7e_Gliederung_20_1" style:list-style-name="WWNum4">
      <style:paragraph-properties fo:margin-left="1.27cm" fo:margin-right="0cm" fo:text-align="start" style:justify-single-word="false" fo:text-indent="-0.635cm" style:auto-text-indent="false"/>
      <style:text-properties fo:color="#00a65d" style:text-outline="false" style:text-line-through-style="none" style:text-line-through-type="none" style:font-name="Abyssinica SIL1" fo:font-size="16pt" fo:font-style="normal" fo:text-shadow="none" style:text-underline-style="none" fo:font-weight="bold" officeooo:paragraph-rsid="00122179" style:letter-kerning="true" style:font-size-asian="16pt" style:font-style-asian="normal" style:font-weight-asian="bold" style:font-size-complex="16pt" style:font-weight-complex="bold" style:text-emphasize="none"/>
    </style:style>
    <style:style style:name="P68" style:family="paragraph" style:parent-style-name="BrightBlue_7e_LT_7e_Gliederung_20_1" style:list-style-name="WWNum4">
      <style:paragraph-properties fo:margin-top="0cm" fo:margin-bottom="0.353cm" loext:contextual-spacing="false" fo:text-align="justify" style:justify-single-word="false"/>
      <style:text-properties fo:color="#00a65d" style:text-outline="false" style:text-line-through-style="none" style:text-line-through-type="none" style:font-name="Abyssinica SIL1" fo:font-size="16pt" fo:font-style="normal" fo:text-shadow="none" style:text-underline-style="none" fo:font-weight="bold" officeooo:paragraph-rsid="00122179" style:letter-kerning="true" style:font-size-asian="16pt" style:font-style-asian="normal" style:font-weight-asian="bold" style:font-size-complex="16pt" style:font-weight-complex="bold" style:text-emphasize="none"/>
    </style:style>
    <style:style style:name="P69" style:family="paragraph" style:parent-style-name="BrightBlue_7e_LT_7e_Gliederung_20_1" style:list-style-name="WWNum4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paragraph-rsid="00122179" style:letter-kerning="true" style:font-size-asian="14pt" style:font-style-asian="normal" style:font-weight-asian="normal" style:text-emphasize="none"/>
    </style:style>
    <style:style style:name="T1" style:family="text">
      <style:text-properties style:font-name="Abyssinica SIL1" fo:font-size="14pt" style:font-size-asian="14pt" style:font-size-complex="14pt"/>
    </style:style>
    <style:style style:name="T2" style:family="text">
      <style:text-properties style:font-name="Abyssinica SIL1" fo:font-size="14pt" officeooo:rsid="00146392" style:font-size-asian="14pt" style:font-size-complex="14pt"/>
    </style:style>
    <style:style style:name="T3" style:family="text">
      <style:text-properties style:font-name="Abyssinica SIL1" fo:font-size="14pt" officeooo:rsid="001ccc32" style:font-size-asian="14pt" style:font-size-complex="14pt"/>
    </style:style>
    <style:style style:name="T4" style:family="text">
      <style:text-properties style:font-name="Abyssinica SIL1" fo:font-size="14pt" officeooo:rsid="00205b0e" style:font-size-asian="14pt" style:font-size-complex="14pt"/>
    </style:style>
    <style:style style:name="T5" style:family="text">
      <style:text-properties style:font-name="Abyssinica SIL1" fo:font-size="14pt" officeooo:rsid="0020e414" style:font-size-asian="14pt" style:font-size-complex="14pt"/>
    </style:style>
    <style:style style:name="T6" style:family="text">
      <style:text-properties style:font-name="Abyssinica SIL1" fo:font-size="14pt" officeooo:rsid="003790db" style:font-size-asian="14pt" style:font-size-complex="14pt"/>
    </style:style>
    <style:style style:name="T7" style:family="text">
      <style:text-properties style:font-name="Abyssinica SIL1" fo:font-size="14pt" officeooo:rsid="00396374" style:font-size-asian="14pt" style:font-size-complex="14pt"/>
    </style:style>
    <style:style style:name="T8" style:family="text">
      <style:text-properties style:font-name="Abyssinica SIL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byssinica SIL1" fo:font-size="10pt" fo:font-weight="bold" officeooo:rsid="001fe2db" style:font-size-asian="10pt" style:font-weight-asian="bold" style:font-size-complex="10pt" style:font-weight-complex="bold"/>
    </style:style>
    <style:style style:name="T10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11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180190" style:letter-kerning="true" style:font-size-asian="14pt" style:font-style-asian="normal" style:font-weight-asian="normal" style:font-size-complex="14pt" style:text-emphasize="none"/>
    </style:style>
    <style:style style:name="T12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05b0e" style:letter-kerning="true" style:font-size-asian="14pt" style:font-style-asian="normal" style:font-weight-asian="normal" style:font-size-complex="14pt" style:text-emphasize="none"/>
    </style:style>
    <style:style style:name="T13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383b4" style:letter-kerning="true" style:font-size-asian="14pt" style:font-style-asian="normal" style:font-weight-asian="normal" style:font-size-complex="14pt" style:text-emphasize="none"/>
    </style:style>
    <style:style style:name="T14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4e4c7" style:letter-kerning="true" style:font-size-asian="14pt" style:font-style-asian="normal" style:font-weight-asian="normal" style:font-size-complex="14pt" style:text-emphasize="none"/>
    </style:style>
    <style:style style:name="T15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Abyssinica SIL1" fo:font-size="14pt" fo:font-style="normal" fo:text-shadow="none" style:text-underline-style="none" fo:font-weight="normal" officeooo:rsid="0029497c" style:letter-kerning="true" style:font-size-asian="14pt" style:font-style-asian="normal" style:font-weight-asian="normal" style:text-emphasize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0188252" style:letter-kerning="true" style:font-style-asian="normal" style:text-emphasize="none"/>
    </style:style>
    <style:style style:name="T20" style:family="text">
      <style:text-properties officeooo:rsid="003fb3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20">Projet: Gestion Immobilière</text:p>
      <text:p text:style-name="P4">Description de la structure</text:p>
      <text:p text:style-name="P9">La société <text:span text:style-name="T20">ModernoI</text:span>mmo est une agence immobilière spécialisée dans la vente et location de biens immobiliers.</text:p>
      <text:p text:style-name="P4">Axe d’intervention</text:p>
      <text:p text:style-name="P1"><text:span text:style-name="T1">Le présent projet couvre seulement la partie loc</text:span><text:bookmark text:name="_GoBack"/><text:span text:style-name="T1">ation de biens immobiliers.</text:span></text:p>
      <text:p text:style-name="P4">Problématique</text:p>
      <text:p text:style-name="P19">Lenteur dans les processus de gestion locative</text:p>
      <text:p text:style-name="P4">Solution proposée</text:p>
      <text:p text:style-name="P19">Mettre en place un système qui permet d’automatiser la gestion des locations de biens immobiliers.</text:p>
      <text:p text:style-name="P24">Service proposé: </text:p>
      <text:p text:style-name="P19">Location des biens immobiliers </text:p>
      <text:p text:style-name="P4">Cible</text:p>
      <text:p text:style-name="P19">Personnes à la recherche d’un bien immobilier à louer</text:p>
      <text:p text:style-name="P19">Bailleurs souhaitant mettre en location leurs biens immobiliers</text:p>
      <text:p text:style-name="P19">Agents immobiliers free-lance cherchant des biens pour ses clien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Fonctionnalités générales </text:p>
      <text:p text:style-name="P8"/>
      <text:p text:style-name="P31">Pages </text:p>
      <text:list xml:id="list2659468591" text:style-name="L1">
        <text:list-item>
          <text:p text:style-name="P53">ACCUEIL</text:p>
        </text:list-item>
      </text:list>
      <text:p text:style-name="P6">Slider d’images de biens en bannière</text:p>
      <text:p text:style-name="P7">Derniers biens postés</text:p>
      <text:p text:style-name="P21"><text:span text:style-name="T1">Publicité </text:span><text:span text:style-name="T7">(décoration intérieur,meubles...)</text:span></text:p>
      <text:p text:style-name="P4">Recherche </text:p>
      <text:p text:style-name="P11">Rechercher un bien (chambre, studio, appartement meublés, non meublés, local commercial,etc.). Le système fournit les disponibilités des biens (chambre, studio, appartement, etc.).</text:p>
      <text:p text:style-name="P9"/>
      <text:p text:style-name="P10"><text:span text:style-name="T17">Recherche avancée</text:span> (Coût,Accomodations,Autres)</text:p>
      <text:p text:style-name="P9">Description complète du bien: Général-Plus de Détails-Financier</text:p>
      <text:p text:style-name="P9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34">Prix du bien</text:p>
          </table:table-cell>
          <table:table-cell table:style-name="Tableau2.A1" office:value-type="string">
            <text:p text:style-name="P34"><text:span text:style-name="T1">Ville /</text:span><text:span text:style-name="T4">Quartier</text:span></text:p>
          </table:table-cell>
          <table:table-cell table:style-name="Tableau2.A1" office:value-type="string">
            <text:p text:style-name="P35">Surface habitable (m²)</text:p>
          </table:table-cell>
          <table:table-cell table:style-name="Tableau2.A1" office:value-type="string">
            <text:p text:style-name="P34"><text:s/>Ascenseur </text:p>
          </table:table-cell>
          <table:table-cell table:style-name="Tableau2.A1" office:value-type="string">
            <text:p text:style-name="P34"><text:s/>Nb de chambre(s) </text:p>
          </table:table-cell>
          <table:table-cell table:style-name="Tableau2.F1" office:value-type="string">
            <text:p text:style-name="P34">Meublé </text:p>
          </table:table-cell>
        </table:table-row>
        <table:table-row table:style-name="Tableau2.1">
          <table:table-cell table:style-name="Tableau2.A2" office:value-type="string">
            <text:p text:style-name="P34"><text:span text:style-name="T1">Nb de salle </text:span><text:span text:style-name="T3">de bain</text:span></text:p>
          </table:table-cell>
          <table:table-cell table:style-name="Tableau2.A2" office:value-type="string">
            <text:p text:style-name="P34">Cuisine </text:p>
          </table:table-cell>
          <table:table-cell table:style-name="Tableau2.A2" office:value-type="string">
            <text:p text:style-name="P36">Terrasse/Balcon</text:p>
          </table:table-cell>
          <table:table-cell table:style-name="Tableau2.A2" office:value-type="string">
            <text:p text:style-name="P37">Piscine/Parking</text:p>
          </table:table-cell>
          <table:table-cell table:style-name="Tableau2.A2" office:value-type="string">
            <text:p text:style-name="P34">Colocataire</text:p>
          </table:table-cell>
          <table:table-cell table:style-name="Tableau2.F2" office:value-type="string">
            <text:p text:style-name="P34">Loyer / mois </text:p>
          </table:table-cell>
        </table:table-row>
      </table:table>
      <text:p text:style-name="P9"/>
      <text:p text:style-name="P5">Soumettre un bien (Bailleur)</text:p>
      <text:p text:style-name="P10"/>
      <table:table table:name="Tableau3" table:style-name="Tableau3" table:template-name="Style par défaut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29">Soumettre un bien (mode bailleur)</text:p>
            <text:p text:style-name="P33"><text:span text:style-name="T9">Renseigner les </text:span><text:span text:style-name="T8">Informations du bien</text:span></text:p>
          </table:table-cell>
          <table:table-cell table:style-name="Tableau3.A1" office:value-type="string">
            <text:p text:style-name="P33">Type de bien (maison, appartement, immeuble)</text:p>
          </table:table-cell>
          <table:table-cell table:style-name="Tableau3.A1" office:value-type="string">
            <text:p text:style-name="P33">Nombre de pièces</text:p>
          </table:table-cell>
          <table:table-cell table:style-name="Tableau3.A1" office:value-type="string">
            <text:p text:style-name="P33">Localisation</text:p>
          </table:table-cell>
          <table:table-cell table:style-name="Tableau3.A1" office:value-type="string">
            <text:p text:style-name="P33">Budget maxi</text:p>
          </table:table-cell>
          <table:table-cell table:style-name="Tableau3.A1" office:value-type="string">
            <text:p text:style-name="P33">Accomodations (piscine, parking, balcon, terrasse)</text:p>
          </table:table-cell>
          <table:table-cell table:style-name="Tableau3.A1" office:value-type="string">
            <text:p text:style-name="P33">Photos </text:p>
          </table:table-cell>
          <table:table-cell table:style-name="Tableau3.H1" office:value-type="string">
            <text:p text:style-name="P33">Le montant voulu par le bailleur pour la mise en location</text:p>
          </table:table-cell>
        </table:table-row>
      </table:table>
      <text:p text:style-name="P10"/>
      <text:list xml:id="list2717670157" text:style-name="WWNum4">
        <text:list-header>
          <text:p text:style-name="P61"/>
        </text:list-header>
      </text:list>
      <text:p text:style-name="P47"/>
      <text:p text:style-name="P47"/>
      <text:p text:style-name="P48">Contact</text:p>
      <text:list xml:id="list93445149134695" text:continue-numbering="true" text:style-name="WWNum4">
        <text:list-header>
          <text:p text:style-name="P62"><text:soft-page-break/>Adresse</text:p>
        </text:list-header>
      </text:list>
      <text:p text:style-name="P50">Laissez-nous un message</text:p>
      <text:list xml:id="list93446265603809" text:continue-numbering="true" text:style-name="WWNum4">
        <text:list-header>
          <text:p text:style-name="P64">Téléphone</text:p>
          <text:p text:style-name="P64">Email </text:p>
          <text:p text:style-name="P65">Message</text:p>
          <text:p text:style-name="P63">Localisation (Google Maps)</text:p>
          <text:p text:style-name="P63"/>
        </text:list-header>
        <text:list-item>
          <text:p text:style-name="P68">NOTRE AGENCE</text:p>
        </text:list-item>
      </text:list>
      <text:p text:style-name="P38">Présentation de notre vision, notre offre ainsi que notre équipe</text:p>
      <text:list xml:id="list93445667179750" text:continue-numbering="true" text:style-name="WWNum4">
        <text:list-item>
          <text:p text:style-name="P66"><text:span text:style-name="T18">NOS OFFRES/</text:span><text:span text:style-name="T19">A LOUER</text:span></text:p>
        </text:list-item>
      </text:list>
      <text:p text:style-name="P17">Visualiser l’offre</text:p>
      <text:p text:style-name="P17">Voir plus de détails</text:p>
      <text:p text:style-name="P12">Télécharger l’offre</text:p>
      <text:p text:style-name="P13">Partager la publication (mail, réseaux sociaux)</text:p>
      <text:p text:style-name="P18">Ajouter aux favoris ou à sa sélection (un peu comme «mon panier»qui permettra aux clients/visiteurs de voir leurs réservations ou favoris)</text:p>
      <text:p text:style-name="P2"><text:span text:style-name="T14">C</text:span><text:span text:style-name="T10">réer une alerte mail pour recevoir la liste des biens correspondants à la recherche du client par mail.</text:span></text:p>
      <text:p text:style-name="P25"/>
      <text:list xml:id="list93445548391135" text:continue-numbering="true" text:style-name="WWNum4">
        <text:list-item>
          <text:p text:style-name="P67">ACTUALITÉS</text:p>
          <text:p text:style-name="P58">Création de contenu:</text:p>
          <text:p text:style-name="P60"><text:span text:style-name="T15">Des articles sur</text:span><text:span text:style-name="T16"> </text:span></text:p>
          <text:list>
            <text:list-item>
              <text:p text:style-name="P60"><text:span text:style-name="T15">les tendances </text:span><text:span text:style-name="T16">et les perspectives de</text:span><text:span text:style-name="T15"> l’immobilie</text:span><text:span text:style-name="T16">r</text:span></text:p>
            </text:list-item>
            <text:list-item>
              <text:p text:style-name="P59">idées déco</text:p>
            </text:list-item>
            <text:list-item>
              <text:p text:style-name="P59">réglementations en vigueur</text:p>
            </text:list-item>
          </text:list>
        </text:list-item>
      </text:list>
      <text:p text:style-name="P51"/>
      <text:p text:style-name="P51"/>
      <text:p text:style-name="P51"/>
      <text:list xml:id="list93446473905857" text:continue-numbering="true" text:style-name="WWNum4">
        <text:list-item>
          <text:p text:style-name="P67"><text:soft-page-break/>CONNEXION</text:p>
        </text:list-item>
        <text:list-item>
          <text:p text:style-name="P69">Compte Client (espace client)</text:p>
        </text:list-item>
      </text:list>
      <text:p text:style-name="P41"><text:span text:style-name="T12">V</text:span><text:span text:style-name="T10">érifier la disponibilité d’un bien</text:span></text:p>
      <text:p text:style-name="P40"><text:span text:style-name="T12">R</text:span><text:span text:style-name="T10">éserver un bien</text:span></text:p>
      <text:p text:style-name="P39"><text:span text:style-name="T12">Lire et imprimer les </text:span><text:span text:style-name="T11">Conditions de location</text:span></text:p>
      <text:p text:style-name="P43">Tableau de bord:</text:p>
      <text:p text:style-name="P42"><text:span text:style-name="T5">Imprimer le</text:span><text:span text:style-name="T1"> contrat de location <text:s/></text:span><text:span text:style-name="T5">personnalisé</text:span></text:p>
      <text:p text:style-name="P44">Paiement du loyer Chaque fin de mois </text:p>
      <text:p text:style-name="P45">Réception d’un reçu imprimé par le système.</text:p>
      <text:p text:style-name="P46">Faire un préavis</text:p>
      <text:p text:style-name="P49"/>
      <text:list xml:id="list93445985334965" text:continue-numbering="true" text:style-name="WWNum4">
        <text:list-item>
          <text:p text:style-name="P69">Compte Bailleur (espace bailleur)</text:p>
        </text:list-item>
      </text:list>
      <text:p text:style-name="P3"><text:span text:style-name="T6">E</text:span><text:span text:style-name="T1">nregistrer les informations du bien </text:span><text:span text:style-name="T2">du bailleur</text:span><text:span text:style-name="T1">, des photos du bien, le montant voulu par le bailleur pour la mise en location. <text:s/></text:span></text:p>
      <text:p text:style-name="P27">Tableau de bord</text:p>
      <text:p text:style-name="P26">Modifier les informations du bien </text:p>
      <text:p text:style-name="P22"><text:span text:style-name="T10">Vérifier </text:span><text:span text:style-name="T13">le montant total que génère ses biens</text:span></text:p>
      <text:p text:style-name="P23"><text:span text:style-name="T13">C</text:span><text:span text:style-name="T10">hoisir le moyen de réception de son dû</text:span></text:p>
      <text:p text:style-name="P28"/>
      <text:list xml:id="list93445590323433" text:continue-numbering="true" text:style-name="WWNum4">
        <text:list-header>
          <text:p text:style-name="P54"/>
        </text:list-header>
      </text:list>
      <text:p text:style-name="P30"/>
      <text:p text:style-name="P32">Interface ADMINISTRATEUR</text:p>
      <text:p text:style-name="P14">Fournir les informations de paiement des clients </text:p>
      <text:list xml:id="list960284660" text:style-name="WWNum2">
        <text:list-item>
          <text:p text:style-name="P55">liste des clients ayant payés un mois donné, </text:p>
        </text:list-item>
        <text:list-item>
          <text:p text:style-name="P55">les clients qui n’ont pas payés avec le montant des arriérés, l’état de paiement d’un client (les mois payés, les mois non payés, les avances etc.), </text:p>
        </text:list-item>
        <text:list-item>
          <text:p text:style-name="P55">les disponibilités des biens. </text:p>
        </text:list-item>
      </text:list>
      <text:p text:style-name="P15">Programmer un état des lieux pour chaque entrée et sortie du client.</text:p>
      <text:p text:style-name="P16">prévoir la réservation du bien pour un nouveau client.</text:p>
      <text:p text:style-name="P14">Connaître le montant dû à chaque propriétaire et le moyen de paiement</text:p>
      <text:list xml:id="list1042945315" text:style-name="WWNum3">
        <text:list-item>
          <text:p text:style-name="P56">virement, </text:p>
        </text:list-item>
        <text:list-item>
          <text:p text:style-name="P56">chèque </text:p>
        </text:list-item>
        <text:list-item>
          <text:p text:style-name="P57">comptan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rightBlue_7e_LT_7e_Gliederung_20_1" style:display-name="BrightBlue~LT~Gliederung 1" style:family="paragraph" style:default-outline-level="">
      <style:paragraph-properties fo:margin-top="0cm" fo:margin-bottom="0.406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6pt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="Abyssinica SIL1" fo:font-family="'Abyssinica SIL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2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2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="Abyssinica SIL1" fo:font-family="'Abyssinica SIL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2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="Abyssinica SIL1" fo:font-family="'Abyssinica SIL'" style:font-family-generic="roman" style:font-pitch="variable" fo:font-size="14pt" fo:font-weight="normal" style:font-size-asian="14pt" style:font-weight-asian="normal"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69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0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71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72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7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74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75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76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77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2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43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44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45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46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47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48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9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0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5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52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5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5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55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56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57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58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9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6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6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6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6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6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6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3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3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3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3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3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4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1:33:54.114838857</meta:creation-date>
    <dc:date>2019-06-20T22:36:50.004168412</dc:date>
    <meta:editing-duration>PT53M48S</meta:editing-duration>
    <meta:editing-cycles>56</meta:editing-cycles>
    <meta:generator>LibreOffice/6.0.7.3$Linux_X86_64 LibreOffice_project/00m0$Build-3</meta:generator>
    <meta:document-statistic meta:table-count="2" meta:image-count="0" meta:object-count="0" meta:page-count="4" meta:paragraph-count="99" meta:word-count="516" meta:character-count="3345" meta:non-whitespace-character-count="2926"/>
  </office:meta>
</office:document-meta>
</file>